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'Inter Fallback'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Heading_20_2">
      <style:paragraph-properties fo:margin-left="0in" fo:margin-right="0in" fo:orphans="2" fo:widows="2" fo:text-indent="0in" style:auto-text-indent="false"/>
    </style:style>
    <style:style style:name="P4" style:family="paragraph" style:parent-style-name="Heading_20_2">
      <style:paragraph-properties fo:margin-left="0in" fo:margin-right="0in" fo:orphans="2" fo:widows="2" fo:text-indent="0in" style:auto-text-indent="false"/>
      <style:text-properties officeooo:rsid="001b0cdc" officeooo:paragraph-rsid="001b0cdc"/>
    </style:style>
    <style:style style:name="P5" style:family="paragraph" style:parent-style-name="Heading_20_3">
      <style:paragraph-properties fo:margin-left="0in" fo:margin-right="0in" fo:text-indent="0in" style:auto-text-indent="false"/>
    </style:style>
    <style:style style:name="P6" style:family="paragraph" style:parent-style-name="Heading_20_3">
      <style:paragraph-properties fo:margin-left="0in" fo:margin-right="0in" fo:orphans="2" fo:widows="2" fo:text-indent="0in" style:auto-text-indent="fals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0cdc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rsid="001b0cdc" officeooo:paragraph-rsid="001b0cdc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1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paragraph-rsid="001b0cdc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Text_20_body" style:list-style-name="L2">
      <style:paragraph-properties fo:margin-left="0in" fo:margin-right="0in" fo:text-indent="0in" style:auto-text-indent="false"/>
    </style:style>
    <style:style style:name="P18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9" style:family="paragraph" style:parent-style-name="Text_20_body" style:list-style-name="L4">
      <style:paragraph-properties fo:margin-left="0in" fo:margin-right="0in" fo:text-indent="0in" style:auto-text-indent="false"/>
    </style:style>
    <style:style style:name="P20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Text_20_body" style:list-style-name="L5">
      <style:paragraph-properties fo:margin-left="0in" fo:margin-right="0in" fo:text-indent="0in" style:auto-text-indent="false"/>
    </style:style>
    <style:style style:name="P22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Text_20_body" style:list-style-name="L6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111827" loext:opacity="100%" style:font-name="Inter" fo:font-size="15pt" fo:letter-spacing="normal" fo:font-style="normal" fo:font-weight="bold"/>
    </style:style>
    <style:style style:name="T2" style:family="text">
      <style:text-properties fo:font-variant="normal" fo:text-transform="none" fo:color="#111827" loext:opacity="100%" style:font-name="Inter" fo:letter-spacing="normal" fo:font-style="normal"/>
    </style:style>
    <style:style style:name="T3" style:family="text">
      <style:text-properties fo:font-variant="normal" fo:text-transform="none" fo:color="#111827" loext:opacity="100%" style:font-name="Inter" fo:letter-spacing="normal" fo:font-style="normal" fo:font-weight="bold"/>
    </style:style>
    <style:style style:name="T4" style:family="text">
      <style:text-properties officeooo:rsid="001b0cd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rso Completo: Python com Streamlit + Snowflake (Do Zero ao Deploy)</text:h>
      <text:p text:style-name="P11"/>
      <text:h text:style-name="P5" text:outline-level="3">O que é <text:span text:style-name="Strong_20_Emphasis">Snowflake</text:span>?</text:h>
      <text:p text:style-name="P11">Snowflake é uma plataforma de <text:span text:style-name="Strong_20_Emphasis">data warehouse na nuvem</text:span> que permite armazenar, processar e analisar grandes volumes de dados de forma rápida, segura e escalável.</text:p>
      <text:list text:style-name="L5">
        <text:list-item>
          <text:p text:style-name="P20"><text:span text:style-name="Strong_20_Emphasis">Data Warehouse</text:span>: é um sistema que armazena dados de várias fontes para análise e geração de relatórios.</text:p>
        </text:list-item>
        <text:list-item>
          <text:p text:style-name="P20">Snowflake funciona totalmente na nuvem (AWS, Azure, Google Cloud).</text:p>
        </text:list-item>
        <text:list-item>
          <text:p text:style-name="P20">Permite consultas SQL rápidas em dados estruturados e semi-estruturados.</text:p>
        </text:list-item>
        <text:list-item>
          <text:p text:style-name="P20">Separa armazenamento e computação, o que facilita escalar recursos conforme a necessidade.</text:p>
        </text:list-item>
        <text:list-item>
          <text:p text:style-name="P21">Muito usado para análises de dados, BI (Business Intelligence) e machine learning.</text:p>
        </text:list-item>
      </text:list>
      <text:p text:style-name="P11"><text:span text:style-name="Strong_20_Emphasis">Exemplo de uso:</text:span> Uma empresa pode armazenar dados de vendas, clientes e produtos no Snowflake e fazer consultas para entender o comportamento dos clientes.</text:p>
      <text:p text:style-name="Horizontal_20_Line"/>
      <text:h text:style-name="P5" text:outline-level="3">O que é <text:span text:style-name="Strong_20_Emphasis">Streamlit</text:span>?</text:h>
      <text:p text:style-name="P11">Streamlit é uma biblioteca em Python que facilita a criação de <text:span text:style-name="Strong_20_Emphasis">aplicações web interativas para dados e machine learning</text:span>.</text:p>
      <text:list text:style-name="L6">
        <text:list-item>
          <text:p text:style-name="P22">Permite criar dashboards, visualizações e apps com poucas linhas de código.</text:p>
        </text:list-item>
        <text:list-item>
          <text:p text:style-name="P22">Muito usado por cientistas de dados para compartilhar análises e modelos.</text:p>
        </text:list-item>
        <text:list-item>
          <text:p text:style-name="P22">Não precisa de conhecimentos avançados em front-end (HTML, CSS, JavaScript).</text:p>
        </text:list-item>
        <text:list-item>
          <text:p text:style-name="P22">Atualiza a interface automaticamente conforme o usuário interage com widgets (botões, sliders, inputs).</text:p>
        </text:list-item>
        <text:list-item>
          <text:p text:style-name="P23">Executa localmente ou pode ser publicado na nuvem (ex: Streamlit Cloud).</text:p>
        </text:list-item>
      </text:list>
      <text:p text:style-name="P11"><text:span text:style-name="Strong_20_Emphasis">Exemplo de uso:</text:span> Criar um app que mostra gráficos interativos de vendas e permite filtrar por região ou período.</text:p>
      <text:p text:style-name="P11"/>
      <text:h text:style-name="P2" text:outline-level="2">Pré-requisitos</text:h>
      <text:list text:style-name="L1">
        <text:list-item>
          <text:p text:style-name="P12">Python 3.8+ instalado</text:p>
        </text:list-item>
        <text:list-item>
          <text:p text:style-name="P12">Conta no Snowflake (free trial disponível)</text:p>
        </text:list-item>
        <text:list-item>
          <text:p text:style-name="P12">Git instalado</text:p>
        </text:list-item>
        <text:list-item>
          <text:p text:style-name="P13">Conta no Streamlit Community Cloud (gratuita)</text:p>
        </text:list-item>
      </text:list>
      <text:h text:style-name="P2" text:outline-level="2"><text:soft-page-break/>Módulo 1: Configuração do Ambiente</text:h>
      <text:h text:style-name="P5" text:outline-level="3">1.1 Instalação das Dependências</text:h>
      <text:p text:style-name="P11"/>
      <text:p text:style-name="P11"># Criar ambiente virtual</text:p>
      <text:p text:style-name="P11">python -m venv venv</text:p>
      <text:p text:style-name="P11">source venv/bin/activate <text:s/># Linux/Mac</text:p>
      <text:p text:style-name="P11"># ou</text:p>
      <text:p text:style-name="P11">venv\Scripts\activate <text:s text:c="3"/># Windows</text:p>
      <text:p text:style-name="P11"/>
      <text:p text:style-name="P11"># Instalar pacotes</text:p>
      <text:p text:style-name="P11">pip install streamlit snowflake-connector-python pandas plotly python-dotenv</text:p>
      <text:p text:style-name="P11">pip install --upgrade pip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pan text:style-name="T1">1.2 Estrutura do Projeto</text:span></text:p>
      <text:p text:style-name="P7"/>
      <text:p text:style-name="P7">curso-streamlit-snowflake/</text:p>
      <text:p text:style-name="P7">├── app.py</text:p>
      <text:p text:style-name="P7">├── pages/</text:p>
      <text:p text:style-name="P7">│ <text:s text:c="2"/>├── 1_📊_Dashboard.py</text:p>
      <text:p text:style-name="P7">│ <text:s text:c="2"/>├── 2_⚙️_Configuração.py</text:p>
      <text:p text:style-name="P7">│ <text:s text:c="2"/>└── 3_📈_Análises.py</text:p>
      <text:p text:style-name="P7">├── utils/</text:p>
      <text:p text:style-name="P7">│ <text:s text:c="2"/>├── snowflake_connector.py</text:p>
      <text:p text:style-name="P7">│ <text:s text:c="2"/>└── helpers.py</text:p>
      <text:p text:style-name="P7">├── .env</text:p>
      <text:p text:style-name="P7">├── requirements.txt</text:p>
      <text:p text:style-name="P7">└── README.md</text:p>
      <text:p text:style-name="P7"/>
      <text:h text:style-name="P3" text:outline-level="2"><text:soft-page-break/>Módulo 2: Fundamentos do Streamlit</text:h>
      <text:h text:style-name="P5" text:outline-level="3">2.1 Primeiro App Streamlit (<text:span text:style-name="Source_20_Text">app.py</text:span>)</text:h>
      <text:p text:style-name="P7">import streamlit as st</text:p>
      <text:p text:style-name="P7">import pandas as pd</text:p>
      <text:p text:style-name="P7">import numpy as np</text:p>
      <text:p text:style-name="P7"/>
      <text:p text:style-name="P7"># Configuração da página</text:p>
      <text:p text:style-name="P7">st.set_page_config(</text:p>
      <text:p text:style-name="P7"><text:s text:c="4"/>page_title="Curso Snowflake + Streamlit",</text:p>
      <text:p text:style-name="P7"><text:s text:c="4"/>page_icon="❄️",</text:p>
      <text:p text:style-name="P7"><text:s text:c="4"/>layout="wide",</text:p>
      <text:p text:style-name="P7"><text:s text:c="4"/>initial_sidebar_state="expanded"</text:p>
      <text:p text:style-name="P7">)</text:p>
      <text:p text:style-name="P7"/>
      <text:p text:style-name="P7"># Título principal</text:p>
      <text:p text:style-name="P7">st.title("🎓 Curso Completo: Streamlit + Snowflake")</text:p>
      <text:p text:style-name="P7">st.markdown("---")</text:p>
      <text:p text:style-name="P7"/>
      <text:p text:style-name="P7"># Sidebar com navegação</text:p>
      <text:p text:style-name="P7">st.sidebar.title("Navegação")</text:p>
      <text:p text:style-name="P7">st.sidebar.info("Selecione uma página para explorar")</text:p>
      <text:p text:style-name="P7"/>
      <text:p text:style-name="P7"># Conteúdo principal</text:p>
      <text:p text:style-name="P7">col1, col2 = st.columns(2)</text:p>
      <text:p text:style-name="P7"/>
      <text:p text:style-name="P7">with col1:</text:p>
      <text:p text:style-name="P7"><text:s text:c="4"/>st.header("📋 O que você vai aprender:")</text:p>
      <text:p text:style-name="P7"><text:s text:c="4"/>st.write("""</text:p>
      <text:p text:style-name="P7"><text:s text:c="4"/>- Conexão com Snowflake</text:p>
      <text:p text:style-name="P7"><text:s text:c="4"/>- Consultas SQL dinâmicas</text:p>
      <text:p text:style-name="P7"><text:s text:c="4"/>- Dashboards interativos</text:p>
      <text:p text:style-name="P7"><text:s text:c="4"/>- Deploy na nuvem</text:p>
      <text:p text:style-name="P7"><text:s text:c="4"/>- Boas práticas de segurança</text:p>
      <text:p text:style-name="P7"><text:s text:c="4"/>""")</text:p>
      <text:p text:style-name="P7"/>
      <text:p text:style-name="P7">with col2:</text:p>
      <text:p text:style-name="P7"><text:s text:c="4"/>st.header("🚀 Pré-requisitos:")</text:p>
      <text:p text:style-name="P7"><text:s text:c="4"/>st.write("""</text:p>
      <text:p text:style-name="P7"><text:s text:c="4"/>- Python básico</text:p>
      <text:p text:style-name="P7"><text:s text:c="4"/>- Conta Snowflake</text:p>
      <text:p text:style-name="P7"><text:s text:c="4"/>- Git instalado</text:p>
      <text:p text:style-name="P7"><text:s text:c="4"/>- Vontade de aprender!</text:p>
      <text:p text:style-name="P7"><text:s text:c="4"/>""")</text:p>
      <text:p text:style-name="P7"/>
      <text:p text:style-name="P7"># Exemplo de dataframe</text:p>
      <text:p text:style-name="P7">st.header("📊 Exemplo de DataFrame")</text:p>
      <text:p text:style-name="P7">df = pd.DataFrame({</text:p>
      <text:p text:style-name="P7"><text:soft-page-break/><text:s text:c="4"/>'Nome': ['Alice', 'Bob', 'Charlie', 'Diana'],</text:p>
      <text:p text:style-name="P7"><text:s text:c="4"/>'Idade': [25, 30, 35, 28],</text:p>
      <text:p text:style-name="P7"><text:s text:c="4"/>'Cidade': ['SP', 'RJ', 'BH', 'POA']</text:p>
      <text:p text:style-name="P7">})</text:p>
      <text:p text:style-name="P7">st.dataframe(df)</text:p>
      <text:p text:style-name="P7"/>
      <text:p text:style-name="P7"># Gráfico de exemplo</text:p>
      <text:p text:style-name="P7">st.header("📈 Gráfico de Exemplo")</text:p>
      <text:p text:style-name="P7">chart_data = pd.DataFrame(np.random.randn(20, 3), columns=['A', 'B', 'C'])</text:p>
      <text:p text:style-name="P7">st.line_chart(chart_data)</text:p>
      <text:p text:style-name="P7"/>
      <text:p text:style-name="P7"># Widgets interativos</text:p>
      <text:p text:style-name="P7">st.header("🎛️ Widgets Interativos")</text:p>
      <text:p text:style-name="P7">name = st.text_input("Qual seu nome?", "Digite aqui...")</text:p>
      <text:p text:style-name="P7">age = st.slider("Sua idade", 0, 100, 25)</text:p>
      <text:p text:style-name="P7">color = st.selectbox("Cor favorita", ["Vermelho", "Azul", "Verde"])</text:p>
      <text:p text:style-name="P7"/>
      <text:p text:style-name="P7">if st.button("Enviar"):</text:p>
      <text:p text:style-name="P7"><text:s text:c="4"/>st.success(f"Olá {name}! Você tem {age} anos e gosta de {color}.")</text:p>
      <text:p text:style-name="P7"/>
      <text:p text:style-name="P7"># Expander com informações extras</text:p>
      <text:p text:style-name="P7">with st.expander("📚 Materiais de Apoio"):</text:p>
      <text:p text:style-name="P7"><text:s text:c="4"/>st.write("""</text:p>
      <text:p text:style-name="P7"><text:s text:c="4"/>- Documentação Streamlit: https://docs.streamlit.io/</text:p>
      <text:p text:style-name="P7"><text:s text:c="4"/>- Documentação Snowflake: https://docs.snowflake.com/</text:p>
      <text:p text:style-name="P7"><text:s text:c="4"/>- Repositório GitHub: [link em breve]</text:p>
      <text:p text:style-name="P7"><text:s text:c="4"/>""")</text:p>
      <text:p text:style-name="P7"/>
      <text:p text:style-name="P7"/>
      <text:p text:style-name="P7"/>
      <text:p text:style-name="P7"/>
      <text:p text:style-name="P7"/>
      <text:p text:style-name="P7"/>
      <text:p text:style-name="P14">Execute com: <text:span text:style-name="Source_20_Text">streamlit run app.py</text:span></text:p>
      <text:h text:style-name="P2" text:outline-level="2">Módulo 3: Conexão com Snowflake</text:h>
      <text:h text:style-name="P5" text:outline-level="3">3.1 Configuração de Ambiente (<text:span text:style-name="Source_20_Text">.env</text:span>)</text:h>
      <text:p text:style-name="P7">SNOWFLAKE_ACCOUNT=seu_account_id</text:p>
      <text:p text:style-name="P7">SNOWFLAKE_USER=seu_usuario</text:p>
      <text:p text:style-name="P7">SNOWFLAKE_PASSWORD=sua_senha</text:p>
      <text:p text:style-name="P7">SNOWFLAKE_WAREHOUSE=COMPUTE_WH</text:p>
      <text:p text:style-name="P7">SNOWFLAKE_DATABASE=SNOWFLAKE_SAMPLE_DATA</text:p>
      <text:p text:style-name="P7">SNOWFLAKE_SCHEMA=TPCH_SF1</text:p>
      <text:p text:style-name="P7"/>
      <text:p text:style-name="P7"><text:span text:style-name="T1">3.2 Conector Snowflake (</text:span><text:span text:style-name="Source_20_Text">utils/snowflake_connector.py</text:span><text:span text:style-name="T1">)</text:span></text:p>
      <text:p text:style-name="P7"><text:span text:style-name="T1"/></text:p>
      <text:p text:style-name="P9"><text:soft-page-break/><text:span text:style-name="T2">import os</text:span></text:p>
      <text:p text:style-name="P9"><text:span text:style-name="T2">import snowflake.connector</text:span></text:p>
      <text:p text:style-name="P9"><text:span text:style-name="T2">from dotenv import load_dotenv</text:span></text:p>
      <text:p text:style-name="P9"><text:span text:style-name="T2">import streamlit as st</text:span></text:p>
      <text:p text:style-name="P9"><text:span text:style-name="T2"/></text:p>
      <text:p text:style-name="P9"><text:span text:style-name="T2"># Carregar variáveis de ambiente</text:span></text:p>
      <text:p text:style-name="P9"><text:span text:style-name="T2">load_dotenv()</text:span></text:p>
      <text:p text:style-name="P9"><text:span text:style-name="T2"/></text:p>
      <text:p text:style-name="P9"><text:span text:style-name="T2">class SnowflakeConnector:</text:span></text:p>
      <text:p text:style-name="P9"><text:span text:style-name="T2"><text:s text:c="4"/>def __init__(self):</text:span></text:p>
      <text:p text:style-name="P9"><text:span text:style-name="T2"><text:s text:c="8"/>self.conn = None</text:span></text:p>
      <text:p text:style-name="P9"><text:span text:style-name="T2"><text:s text:c="8"/></text:span></text:p>
      <text:p text:style-name="P9"><text:span text:style-name="T2"><text:s text:c="4"/>def connect(self):</text:span></text:p>
      <text:p text:style-name="P9"><text:span text:style-name="T2"><text:s text:c="8"/>"""Estabelece conexão com Snowflake"""</text:span></text:p>
      <text:p text:style-name="P9"><text:span text:style-name="T2"><text:s text:c="8"/>try:</text:span></text:p>
      <text:p text:style-name="P9"><text:span text:style-name="T2"><text:s text:c="12"/>self.conn = snowflake.connector.connect(</text:span></text:p>
      <text:p text:style-name="P9"><text:span text:style-name="T2"><text:s text:c="16"/>user=os.getenv('SNOWFLAKE_USER'),</text:span></text:p>
      <text:p text:style-name="P9"><text:span text:style-name="T2"><text:s text:c="16"/>password=os.getenv('SNOWFLAKE_PASSWORD'),</text:span></text:p>
      <text:p text:style-name="P9"><text:span text:style-name="T2"><text:s text:c="16"/>account=os.getenv('SNOWFLAKE_ACCOUNT'),</text:span></text:p>
      <text:p text:style-name="P9"><text:span text:style-name="T2"><text:s text:c="16"/>warehouse=os.getenv('SNOWFLAKE_WAREHOUSE'),</text:span></text:p>
      <text:p text:style-name="P9"><text:span text:style-name="T2"><text:s text:c="16"/>database=os.getenv('SNOWFLAKE_DATABASE'),</text:span></text:p>
      <text:p text:style-name="P9"><text:span text:style-name="T2"><text:s text:c="16"/>schema=os.getenv('SNOWFLAKE_SCHEMA')</text:span></text:p>
      <text:p text:style-name="P9"><text:span text:style-name="T2"><text:s text:c="12"/>)</text:span></text:p>
      <text:p text:style-name="P9"><text:span text:style-name="T2"><text:s text:c="12"/>return True</text:span></text:p>
      <text:p text:style-name="P9"><text:span text:style-name="T2"><text:s text:c="8"/>except Exception as e:</text:span></text:p>
      <text:p text:style-name="P9"><text:span text:style-name="T2"><text:s text:c="12"/>st.error(f"Erro na conexão: {str(e)}")</text:span></text:p>
      <text:p text:style-name="P9"><text:span text:style-name="T2"><text:s text:c="12"/>return False</text:span></text:p>
      <text:p text:style-name="P9"><text:span text:style-name="T2"><text:s text:c="4"/></text:span></text:p>
      <text:p text:style-name="P9"><text:span text:style-name="T2"><text:s text:c="4"/>def execute_query(self, query):</text:span></text:p>
      <text:p text:style-name="P9"><text:span text:style-name="T2"><text:s text:c="8"/>"""Executa query e retorna DataFrame"""</text:span></text:p>
      <text:p text:style-name="P9"><text:span text:style-name="T2"><text:s text:c="8"/>try:</text:span></text:p>
      <text:p text:style-name="P9"><text:span text:style-name="T2"><text:s text:c="12"/>if self.conn is None:</text:span></text:p>
      <text:p text:style-name="P9"><text:span text:style-name="T2"><text:s text:c="16"/>self.connect()</text:span></text:p>
      <text:p text:style-name="P9"><text:span text:style-name="T2"><text:s text:c="12"/></text:span></text:p>
      <text:p text:style-name="P9"><text:span text:style-name="T2"><text:s text:c="12"/>cursor = self.conn.cursor()</text:span></text:p>
      <text:p text:style-name="P9"><text:span text:style-name="T2"><text:s text:c="12"/>cursor.execute(query)</text:span></text:p>
      <text:p text:style-name="P9"><text:span text:style-name="T2"><text:s text:c="12"/>result = cursor.fetchall()</text:span></text:p>
      <text:p text:style-name="P9"><text:span text:style-name="T2"><text:s text:c="12"/>columns = [desc[0] for desc in cursor.description]</text:span></text:p>
      <text:p text:style-name="P9"><text:span text:style-name="T2"><text:s text:c="12"/></text:span></text:p>
      <text:p text:style-name="P9"><text:span text:style-name="T2"><text:s text:c="12"/>import pandas as pd</text:span></text:p>
      <text:p text:style-name="P9"><text:span text:style-name="T2"><text:s text:c="12"/>df = pd.DataFrame(result, columns=columns)</text:span></text:p>
      <text:p text:style-name="P9"><text:span text:style-name="T2"><text:s text:c="12"/>return df</text:span></text:p>
      <text:p text:style-name="P9"><text:span text:style-name="T2"><text:s text:c="12"/></text:span></text:p>
      <text:p text:style-name="P9"><text:span text:style-name="T2"><text:s text:c="8"/>except Exception as e:</text:span></text:p>
      <text:p text:style-name="P9"><text:span text:style-name="T2"><text:s text:c="12"/>st.error(f"Erro na query: {str(e)}")</text:span></text:p>
      <text:p text:style-name="P9"><text:span text:style-name="T2"><text:s text:c="12"/>return None</text:span></text:p>
      <text:p text:style-name="P9"><text:span text:style-name="T2"><text:s text:c="4"/></text:span></text:p>
      <text:p text:style-name="P9"><text:span text:style-name="T2"><text:s text:c="4"/>def close(self):</text:span></text:p>
      <text:p text:style-name="P9"><text:span text:style-name="T2"><text:s text:c="8"/>"""Fecha a conexão"""</text:span></text:p>
      <text:p text:style-name="P9"><text:span text:style-name="T2"><text:s text:c="8"/>if self.conn:</text:span></text:p>
      <text:p text:style-name="P9"><text:span text:style-name="T2"><text:s text:c="12"/>self.conn.close()</text:span></text:p>
      <text:p text:style-name="P9"><text:span text:style-name="T2"/></text:p>
      <text:p text:style-name="P9"><text:span text:style-name="T2"># Função de utilidade para usar com st.cache</text:span></text:p>
      <text:p text:style-name="P9"><text:span text:style-name="T2">@st.cache_data(ttl=3600)</text:span></text:p>
      <text:p text:style-name="P9"><text:span text:style-name="T2">def get_cached_query(_connector, query):</text:span></text:p>
      <text:p text:style-name="P9"><text:span text:style-name="T2"><text:s text:c="4"/>"""Executa query com cache de 1 hora"""</text:span></text:p>
      <text:p text:style-name="P9"><text:span text:style-name="T2"><text:s text:c="4"/>return _connector.execute_query(query)</text:span></text:p>
      <text:p text:style-name="P9"><text:span text:style-name="T2"/></text:p>
      <text:p text:style-name="P9"><text:span text:style-name="T2"># Instância global</text:span></text:p>
      <text:p text:style-name="P9"><text:span text:style-name="T2">snowflake_conn = SnowflakeConnector()</text:span></text:p>
      <text:p text:style-name="P7"/>
      <text:p text:style-name="P7"><text:span text:style-name="T1">3.3 Página de Configuração (</text:span><text:span text:style-name="Source_20_Text">pages/2_⚙️_Configuração.py</text:span><text:span text:style-name="T1">)</text:span></text:p>
      <text:p text:style-name="P7"><text:soft-page-break/>import streamlit as st</text:p>
      <text:p text:style-name="P7">import os</text:p>
      <text:p text:style-name="P7">from dotenv import load_dotenv</text:p>
      <text:p text:style-name="P7">from utils.snowflake_connector import snowflake_conn</text:p>
      <text:p text:style-name="P7"/>
      <text:p text:style-name="P7">st.set_page_config(page_title="Configuração", page_icon="⚙️")</text:p>
      <text:p text:style-name="P7"/>
      <text:p text:style-name="P7">st.title("⚙️ Configuração do Snowflake")</text:p>
      <text:p text:style-name="P7"/>
      <text:p text:style-name="P7"># Formulário de configuração</text:p>
      <text:p text:style-name="P7">with st.form("config_form"):</text:p>
      <text:p text:style-name="P7"><text:s text:c="4"/>st.subheader("Credenciais do Snowflake")</text:p>
      <text:p text:style-name="P7"><text:s text:c="4"/></text:p>
      <text:p text:style-name="P7"><text:s text:c="4"/>account = st.text_input("Account", value=os.getenv('SNOWFLAKE_ACCOUNT', ''))</text:p>
      <text:p text:style-name="P7"><text:s text:c="4"/>user = st.text_input("User", value=os.getenv('SNOWFLAKE_USER', ''))</text:p>
      <text:p text:style-name="P7"><text:s text:c="4"/>password = st.text_input("Password", type="password", value=os.getenv('SNOWFLAKE_PASSWORD', ''))</text:p>
      <text:p text:style-name="P7"><text:s text:c="4"/>warehouse = st.text_input("Warehouse", value=os.getenv('SNOWFLAKE_WAREHOUSE', 'COMPUTE_WH'))</text:p>
      <text:p text:style-name="P7"><text:s text:c="4"/>database = st.text_input("Database", value=os.getenv('SNOWFLAKE_DATABASE', 'SNOWFLAKE_SAMPLE_DATA'))</text:p>
      <text:p text:style-name="P7"><text:s text:c="4"/>schema = st.text_input("Schema", value=os.getenv('SNOWFLAKE_SCHEMA', 'TPCH_SF1'))</text:p>
      <text:p text:style-name="P7"><text:s text:c="4"/></text:p>
      <text:p text:style-name="P7"><text:s text:c="4"/>submitted = st.form_submit_button("Salvar e Testar Conexão")</text:p>
      <text:p text:style-name="P7"><text:s text:c="4"/></text:p>
      <text:p text:style-name="P7"><text:s text:c="4"/>if submitted:</text:p>
      <text:p text:style-name="P7"><text:s text:c="8"/># Atualizar variáveis de ambiente</text:p>
      <text:p text:style-name="P7"><text:s text:c="8"/>os.environ['SNOWFLAKE_ACCOUNT'] = account</text:p>
      <text:p text:style-name="P7"><text:s text:c="8"/>os.environ['SNOWFLAKE_USER'] = user</text:p>
      <text:p text:style-name="P7"><text:s text:c="8"/>os.environ['SNOWFLAKE_PASSWORD'] = password</text:p>
      <text:p text:style-name="P7"><text:s text:c="8"/>os.environ['SNOWFLAKE_WAREHOUSE'] = warehouse</text:p>
      <text:p text:style-name="P7"><text:s text:c="8"/>os.environ['SNOWFLAKE_DATABASE'] = database</text:p>
      <text:p text:style-name="P7"><text:s text:c="8"/>os.environ['SNOWFLAKE_SCHEMA'] = schema</text:p>
      <text:p text:style-name="P7"><text:s text:c="8"/></text:p>
      <text:p text:style-name="P7"><text:s text:c="8"/># Testar conexão</text:p>
      <text:p text:style-name="P7"><text:s text:c="8"/>if snowflake_conn.connect():</text:p>
      <text:p text:style-name="P7"><text:s text:c="12"/>st.success("✅ Conexão bem-sucedida!")</text:p>
      <text:p text:style-name="P7"><text:s text:c="12"/></text:p>
      <text:p text:style-name="P7"><text:s text:c="12"/># Salvar no .env</text:p>
      <text:p text:style-name="P7"><text:s text:c="12"/>with open('.env', 'w') as f:</text:p>
      <text:p text:style-name="P7"><text:s text:c="16"/>f.write(f"SNOWFLAKE_ACCOUNT={account}\n")</text:p>
      <text:p text:style-name="P7"><text:s text:c="16"/>f.write(f"SNOWFLAKE_USER={user}\n")</text:p>
      <text:p text:style-name="P7"><text:s text:c="16"/>f.write(f"SNOWFLAKE_PASSWORD={password}\n")</text:p>
      <text:p text:style-name="P7"><text:s text:c="16"/>f.write(f"SNOWFLAKE_WAREHOUSE={warehouse}\n")</text:p>
      <text:p text:style-name="P7"><text:s text:c="16"/>f.write(f"SNOWFLAKE_DATABASE={database}\n")</text:p>
      <text:p text:style-name="P7"><text:s text:c="16"/>f.write(f"SNOWFLAKE_SCHEMA={schema}\n")</text:p>
      <text:p text:style-name="P7"><text:s text:c="8"/>else:</text:p>
      <text:p text:style-name="P7"><text:s text:c="12"/>st.error("❌ Falha na conexão. Verifique as credenciais.")</text:p>
      <text:p text:style-name="P7"/>
      <text:p text:style-name="P7"><text:soft-page-break/># Exemplo de queries</text:p>
      <text:p text:style-name="P7">if st.button("Testar Queries de Exemplo"):</text:p>
      <text:p text:style-name="P7"><text:s text:c="4"/>if snowflake_conn.connect():</text:p>
      <text:p text:style-name="P7"><text:s text:c="8"/>st.subheader("📋 Exemplos de Consultas")</text:p>
      <text:p text:style-name="P7"><text:s text:c="8"/></text:p>
      <text:p text:style-name="P7"><text:s text:c="8"/># Query 1: Tabelas disponíveis</text:p>
      <text:p text:style-name="P7"><text:s text:c="8"/>tables_query = """</text:p>
      <text:p text:style-name="P7"><text:s text:c="8"/>SELECT TABLE_NAME, ROW_COUNT, BYTES </text:p>
      <text:p text:style-name="P7"><text:s text:c="8"/>FROM INFORMATION_SCHEMA.TABLES </text:p>
      <text:p text:style-name="P7"><text:s text:c="8"/>WHERE TABLE_SCHEMA = 'TPCH_SF1'</text:p>
      <text:p text:style-name="P7"><text:s text:c="8"/>LIMIT 10</text:p>
      <text:p text:style-name="P7"><text:s text:c="8"/>"""</text:p>
      <text:p text:style-name="P7"><text:s text:c="8"/></text:p>
      <text:p text:style-name="P7"><text:s text:c="8"/>tables_df = snowflake_conn.execute_query(tables_query)</text:p>
      <text:p text:style-name="P7"><text:s text:c="8"/>if tables_df is not None:</text:p>
      <text:p text:style-name="P7"><text:s text:c="12"/>st.write("**Tabelas no schema:**")</text:p>
      <text:p text:style-name="P7"><text:s text:c="12"/>st.dataframe(tables_df)</text:p>
      <text:p text:style-name="P7"><text:s text:c="8"/></text:p>
      <text:p text:style-name="P7"><text:s text:c="8"/># Query 2: Dados de clientes</text:p>
      <text:p text:style-name="P7"><text:s text:c="8"/>customers_query = "SELECT * FROM CUSTOMER LIMIT 10"</text:p>
      <text:p text:style-name="P7"><text:s text:c="8"/>customers_df = snowflake_conn.execute_query(customers_query)</text:p>
      <text:p text:style-name="P7"><text:s text:c="8"/>if customers_df is not None:</text:p>
      <text:p text:style-name="P7"><text:s text:c="12"/>st.write("**Dados de clientes:**")</text:p>
      <text:p text:style-name="P7"><text:s text:c="12"/>st.dataframe(customers_df)</text:p>
      <text:p text:style-name="P7"/>
      <text:p text:style-name="P7"/>
      <text:h text:style-name="P3" text:outline-level="2"/>
      <text:h text:style-name="P3" text:outline-level="2">Módulo 4: Dashboard Interativo</text:h>
      <text:h text:style-name="P5" text:outline-level="3">4.1 Página Principal do Dashboard (<text:span text:style-name="Source_20_Text">pages/1_📊_Dashboard.py</text:span>)</text:h>
      <text:p text:style-name="P11"/>
      <text:p text:style-name="P11">import streamlit as st</text:p>
      <text:p text:style-name="P11">import pandas as pd</text:p>
      <text:p text:style-name="P11">import plotly.express as px</text:p>
      <text:p text:style-name="P11">from utils.snowflake_connector import snowflake_conn, get_cached_query</text:p>
      <text:p text:style-name="P11">st.set_page_config(page_title="Dashboard", page_icon="📊", layout="wide")</text:p>
      <text:p text:style-name="P11">st.title("📊 Dashboard Interativo")</text:p>
      <text:p text:style-name="P11">st.markdown("---")</text:p>
      <text:p text:style-name="P11"># Verificar conexão</text:p>
      <text:p text:style-name="P11"><text:soft-page-break/>if not snowflake_conn.connect():</text:p>
      <text:p text:style-name="P11"><text:s text:c="4"/>st.error("⚠️ Configure primeiro as credenciais na página de Configuração")</text:p>
      <text:p text:style-name="P11"><text:s text:c="4"/>st.stop()</text:p>
      <text:p text:style-name="P11"># Filtros na sidebar</text:p>
      <text:p text:style-name="P11">st.sidebar.header("🔍 Filtros")</text:p>
      <text:p text:style-name="P11"/>
      <text:p text:style-name="P11"># Filtro de região</text:p>
      <text:p text:style-name="P11">region_query = "SELECT DISTINCT C_NATIONKEY FROM CUSTOMER"</text:p>
      <text:p text:style-name="P11">regions_df = get_cached_query(snowflake_conn, region_query)</text:p>
      <text:p text:style-name="P11">regions = regions_df['C_NATIONKEY'].tolist() if regions_df is not None else []</text:p>
      <text:p text:style-name="P11">selected_region = st.sidebar.selectbox("Selecione a região:", options=regions)</text:p>
      <text:p text:style-name="P11"/>
      <text:p text:style-name="P11"># Filtro de valor mínimo</text:p>
      <text:p text:style-name="P11">min_balance = st.sidebar.slider("Saldo Mínimo:", min_value=0, max_value=10000, value=1000)</text:p>
      <text:p text:style-name="P11"/>
      <text:p text:style-name="P11"/>
      <text:p text:style-name="P11"># Layout principal</text:p>
      <text:p text:style-name="P11">col1, col2 = st.columns([2, 1])</text:p>
      <text:p text:style-name="P11">with col1:</text:p>
      <text:p text:style-name="P11"><text:s text:c="4"/>st.subheader("📈 Métricas Principais")</text:p>
      <text:p text:style-name="P15"><text:s text:c="4"/></text:p>
      <text:p text:style-name="P15"><text:s text:c="4"/># Métricas em cards</text:p>
      <text:p text:style-name="P11"><text:s text:c="4"/>metric_col1, metric_col2, metric_col3 = st.columns(3)</text:p>
      <text:p text:style-name="P11"><text:s text:c="4"/></text:p>
      <text:p text:style-name="P11"><text:s text:c="4"/>total_customers_query = "SELECT COUNT(*) as total FROM CUSTOMER"</text:p>
      <text:p text:style-name="P11"><text:s text:c="4"/>total_customers_df = get_cached_query(snowflake_conn, total_customers_query)</text:p>
      <text:p text:style-name="P11"><text:s text:c="4"/></text:p>
      <text:p text:style-name="P11"><text:s text:c="4"/>if total_customers_df is not None:</text:p>
      <text:p text:style-name="P11"><text:s text:c="8"/>total_customers = total_customers_df['TOTAL'].iloc[0]</text:p>
      <text:p text:style-name="P11"><text:s text:c="8"/>metric_col1.metric("Total Clientes", f"{total_customers:,}")</text:p>
      <text:p text:style-name="P11"><text:soft-page-break/><text:s text:c="4"/></text:p>
      <text:p text:style-name="P11"><text:s text:c="4"/>avg_balance_query = "SELECT AVG(C_ACCTBAL) as avg_balance FROM CUSTOMER"</text:p>
      <text:p text:style-name="P11"><text:s text:c="4"/>avg_balance_df = get_cached_query(snowflake_conn, avg_balance_query)</text:p>
      <text:p text:style-name="P11"><text:s text:c="4"/></text:p>
      <text:p text:style-name="P11"><text:s text:c="4"/>if avg_balance_df is not None:</text:p>
      <text:p text:style-name="P11"><text:s text:c="8"/>avg_balance = avg_balance_df['AVG_BALANCE'].iloc[0]</text:p>
      <text:p text:style-name="P11"><text:s text:c="8"/>metric_col2.metric("Saldo Médio", f"${avg_balance:,.2f}")</text:p>
      <text:p text:style-name="P11"><text:s text:c="4"/></text:p>
      <text:p text:style-name="P11"><text:s text:c="4"/>total_balance_query = "SELECT SUM(C_ACCTBAL) as total_balance FROM CUSTOMER"</text:p>
      <text:p text:style-name="P11"><text:s text:c="4"/>total_balance_df = get_cached_query(snowflake_conn, total_balance_query)</text:p>
      <text:p text:style-name="P11"><text:s text:c="4"/></text:p>
      <text:p text:style-name="P11"><text:s text:c="4"/>if total_balance_df is not None:</text:p>
      <text:p text:style-name="P11"><text:s text:c="8"/>total_balance = total_balance_df['TOTAL_BALANCE'].iloc[0]</text:p>
      <text:p text:style-name="P11"><text:s text:c="8"/>metric_col3.metric("Saldo Total", f"${total_balance:,.2f}")</text:p>
      <text:p text:style-name="P11"/>
      <text:p text:style-name="P11">with col2:</text:p>
      <text:p text:style-name="P11"><text:s text:c="4"/>st.subheader("💡 Informações")</text:p>
      <text:p text:style-name="P11"><text:s text:c="4"/>st.info("""</text:p>
      <text:p text:style-name="P11"><text:s text:c="4"/>Dados provenientes do dataset </text:p>
      <text:p text:style-name="P11"><text:s text:c="4"/>**TPCH_SF1** do Snowflake.</text:p>
      <text:p text:style-name="P11"><text:s text:c="4"/>Use os filtros para explorar os dados.</text:p>
      <text:p text:style-name="P11"><text:s text:c="4"/>""")</text:p>
      <text:p text:style-name="P11"/>
      <text:p text:style-name="P11"># Gráficos</text:p>
      <text:p text:style-name="P11">st.markdown("---")</text:p>
      <text:p text:style-name="P11">st.subheader("📊 Visualizações")</text:p>
      <text:p text:style-name="P11"/>
      <text:p text:style-name="P11">tab1, tab2, tab3 = st.tabs(["Distribuição", "Top Clientes", "Análise Detalhada"])</text:p>
      <text:p text:style-name="P11"/>
      <text:p text:style-name="P11">with tab1:</text:p>
      <text:p text:style-name="P11"><text:soft-page-break/><text:s text:c="4"/># Gráfico de distribuição de saldos</text:p>
      <text:p text:style-name="P11"><text:s text:c="4"/>balance_query = """</text:p>
      <text:p text:style-name="P11"><text:s text:c="4"/>SELECT C_ACCTBAL, COUNT(*) as count </text:p>
      <text:p text:style-name="P11"><text:s text:c="4"/>FROM CUSTOMER </text:p>
      <text:p text:style-name="P11"><text:s text:c="4"/>GROUP BY C_ACCTBAL </text:p>
      <text:p text:style-name="P11"><text:s text:c="4"/>ORDER BY C_ACCTBAL</text:p>
      <text:p text:style-name="P11"><text:s text:c="4"/>"""</text:p>
      <text:p text:style-name="P11"><text:s text:c="4"/>balance_df = get_cached_query(snowflake_conn, balance_query)</text:p>
      <text:p text:style-name="P11"><text:s text:c="4"/></text:p>
      <text:p text:style-name="P11"><text:s text:c="4"/>if balance_df is not None:</text:p>
      <text:p text:style-name="P11"><text:s text:c="8"/>fig = px.histogram(balance_df, x='C_ACCTBAL', y='COUNT', </text:p>
      <text:p text:style-name="P11"><text:s text:c="25"/>title="Distribuição de Saldos",</text:p>
      <text:p text:style-name="P11"><text:s text:c="25"/>labels={'C_ACCTBAL': 'Saldo', 'COUNT': 'Frequência'})</text:p>
      <text:p text:style-name="P11"><text:s text:c="8"/>st.plotly_chart(fig, use_container_width=True)</text:p>
      <text:p text:style-name="P11"/>
      <text:p text:style-name="P11">with tab2:</text:p>
      <text:p text:style-name="P11"><text:s text:c="4"/># Top clientes</text:p>
      <text:p text:style-name="P11"><text:s text:c="4"/>top_customers_query = """</text:p>
      <text:p text:style-name="P11"><text:s text:c="4"/>SELECT C_NAME, C_ACCTBAL, C_NATIONKEY </text:p>
      <text:p text:style-name="P11"><text:s text:c="4"/>FROM CUSTOMER </text:p>
      <text:p text:style-name="P11"><text:s text:c="4"/>ORDER BY C_ACCTBAL DESC </text:p>
      <text:p text:style-name="P11"><text:s text:c="4"/>LIMIT 15</text:p>
      <text:p text:style-name="P11"><text:s text:c="4"/>"""</text:p>
      <text:p text:style-name="P11"><text:s text:c="4"/>top_customers_df = get_cached_query(snowflake_conn, top_customers_query)</text:p>
      <text:p text:style-name="P11"><text:s text:c="4"/></text:p>
      <text:p text:style-name="P11"><text:s text:c="4"/>if top_customers_df is not None:</text:p>
      <text:p text:style-name="P11"><text:s text:c="8"/>fig = px.bar(top_customers_df, x='C_NAME', y='C_ACCTBAL',</text:p>
      <text:p text:style-name="P11"><text:s text:c="19"/>color='C_NATIONKEY',</text:p>
      <text:p text:style-name="P11"><text:s text:c="19"/>title="Top 15 Clientes por Saldo",</text:p>
      <text:p text:style-name="P11"><text:s text:c="19"/>labels={'C_NAME': 'Cliente', 'C_ACCTBAL': 'Saldo', 'C_NATIONKEY': 'Região'})</text:p>
      <text:p text:style-name="P11"><text:soft-page-break/><text:s text:c="8"/>st.plotly_chart(fig, use_container_width=True)</text:p>
      <text:p text:style-name="P11"/>
      <text:p text:style-name="P11">with tab3:</text:p>
      <text:p text:style-name="P11"><text:s text:c="4"/># Tabela detalhada</text:p>
      <text:p text:style-name="P11"><text:s text:c="4"/>detailed_query = """</text:p>
      <text:p text:style-name="P11"><text:s text:c="4"/>SELECT C_CUSTKEY, C_NAME, C_ADDRESS, C_NATIONKEY, </text:p>
      <text:p text:style-name="P11"><text:s text:c="11"/>C_PHONE, C_ACCTBAL, C_MKTSEGMENT</text:p>
      <text:p text:style-name="P11"><text:s text:c="4"/>FROM CUSTOMER</text:p>
      <text:p text:style-name="P11"><text:s text:c="4"/>WHERE C_ACCTBAL &gt;= %s</text:p>
      <text:p text:style-name="P11"><text:s text:c="4"/>""" % min_balance</text:p>
      <text:p text:style-name="P11"><text:s text:c="4"/></text:p>
      <text:p text:style-name="P11"><text:s text:c="4"/>detailed_df = get_cached_query(snowflake_conn, detailed_query)</text:p>
      <text:p text:style-name="P11"><text:s text:c="4"/></text:p>
      <text:p text:style-name="P11"><text:s text:c="4"/>if detailed_df is not None:</text:p>
      <text:p text:style-name="P11"><text:s text:c="8"/>st.dataframe(detailed_df, use_container_width=True)</text:p>
      <text:p text:style-name="P11"><text:s text:c="8"/></text:p>
      <text:p text:style-name="P11"><text:s text:c="8"/># Opção de download</text:p>
      <text:p text:style-name="P11"><text:s text:c="8"/>csv = detailed_df.to_csv(index=False)</text:p>
      <text:p text:style-name="P11"><text:s text:c="8"/>st.download_button(</text:p>
      <text:p text:style-name="P11"><text:s text:c="12"/>label="📥 Download CSV",</text:p>
      <text:p text:style-name="P11"><text:s text:c="12"/>data=csv,</text:p>
      <text:p text:style-name="P11"><text:s text:c="12"/>file_name="clientes_filtrados.csv",</text:p>
      <text:p text:style-name="P11"><text:s text:c="12"/>mime="text/csv"</text:p>
      <text:p text:style-name="P11"><text:s text:c="8"/>)</text:p>
      <text:p text:style-name="P11"/>
      <text:p text:style-name="P11"># Query builder interativo</text:p>
      <text:p text:style-name="P11">st.markdown("---")</text:p>
      <text:p text:style-name="P11">st.subheader("🔧 Query Builder")</text:p>
      <text:p text:style-name="P11"/>
      <text:p text:style-name="P11">query_input = st.text_area(</text:p>
      <text:p text:style-name="P11"><text:soft-page-break/><text:s text:c="4"/>"Digite sua query SQL:",</text:p>
      <text:p text:style-name="P11"><text:s text:c="4"/>value="SELECT * FROM CUSTOMER LIMIT 10",</text:p>
      <text:p text:style-name="P11"><text:s text:c="4"/>height=100</text:p>
      <text:p text:style-name="P11">)</text:p>
      <text:p text:style-name="P11"/>
      <text:p text:style-name="P11">if st.button("Executar Query Personalizada"):</text:p>
      <text:p text:style-name="P11"><text:s text:c="4"/>if query_input.strip():</text:p>
      <text:p text:style-name="P11"><text:s text:c="8"/>custom_df = snowflake_conn.execute_query(query_input)</text:p>
      <text:p text:style-name="P11"><text:s text:c="8"/>if custom_df is not None:</text:p>
      <text:p text:style-name="P11"><text:s text:c="12"/>st.dataframe(custom_df, use_container_width=True)</text:p>
      <text:p text:style-name="P11"><text:s text:c="4"/>else:</text:p>
      <text:p text:style-name="P11"><text:s text:c="8"/>st.warning("Digite uma query válida.")</text:p>
      <text:p text:style-name="P7"/>
      <text:p text:style-name="P7"/>
      <text:p text:style-name="P7"/>
      <text:p text:style-name="P7"/>
      <text:p text:style-name="P7"/>
      <text:p text:style-name="P7"/>
      <text:h text:style-name="P3" text:outline-level="2">Módulo 5: Análises Avançadas</text:h>
      <text:h text:style-name="P5" text:outline-level="3">5.1 Página de Análises (<text:span text:style-name="Source_20_Text">pages/3_📈_Análises.py</text:span>)</text:h>
      <text:p text:style-name="P11"/>
      <text:p text:style-name="P11">import streamlit as st</text:p>
      <text:p text:style-name="P11">import plotly.express as px</text:p>
      <text:p text:style-name="P11">import plotly.graph_objects as go</text:p>
      <text:p text:style-name="P11">from utils.snowflake_connector import snowflake_conn, get_cached_query</text:p>
      <text:p text:style-name="P11"/>
      <text:p text:style-name="P11">st.set_page_config(page_title="Análises", page_icon="📈", layout="wide")</text:p>
      <text:p text:style-name="P11"/>
      <text:p text:style-name="P11">st.title("📈 Análises Avançadas")</text:p>
      <text:p text:style-name="P11">st.markdown("---")</text:p>
      <text:p text:style-name="P11"/>
      <text:p text:style-name="P11"><text:soft-page-break/>if not snowflake_conn.connect():</text:p>
      <text:p text:style-name="P11"><text:s text:c="4"/>st.error("⚠️ Configure primeiro as credenciais")</text:p>
      <text:p text:style-name="P11"><text:s text:c="4"/>st.stop()</text:p>
      <text:p text:style-name="P11"/>
      <text:p text:style-name="P11"># Análise de vendas por região</text:p>
      <text:p text:style-name="P11">st.header("💰 Vendas por Região")</text:p>
      <text:p text:style-name="P11"/>
      <text:p text:style-name="P11">sales_query = """</text:p>
      <text:p text:style-name="P11">SELECT </text:p>
      <text:p text:style-name="P11"><text:s text:c="4"/>n.N_NAME as region,</text:p>
      <text:p text:style-name="P11"><text:s text:c="4"/>COUNT(o.O_ORDERKEY) as total_orders,</text:p>
      <text:p text:style-name="P11"><text:s text:c="4"/>SUM(o.O_TOTALPRICE) as total_sales,</text:p>
      <text:p text:style-name="P11"><text:s text:c="4"/>AVG(o.O_TOTALPRICE) as avg_order_value</text:p>
      <text:p text:style-name="P11">FROM ORDERS o</text:p>
      <text:p text:style-name="P11">JOIN CUSTOMER c ON o.O_CUSTKEY = c.C_CUSTKEY</text:p>
      <text:p text:style-name="P11">JOIN NATION n ON c.C_NATIONKEY = n.N_NATIONKEY</text:p>
      <text:p text:style-name="P11">GROUP BY n.N_NAME</text:p>
      <text:p text:style-name="P11">ORDER BY total_sales DESC</text:p>
      <text:p text:style-name="P11">"""</text:p>
      <text:p text:style-name="P11"/>
      <text:p text:style-name="P11">sales_df = get_cached_query(snowflake_conn, sales_query)</text:p>
      <text:p text:style-name="P11"/>
      <text:p text:style-name="P11">if sales_df is not None:</text:p>
      <text:p text:style-name="P11"><text:s text:c="4"/>col1, col2 = st.columns(2)</text:p>
      <text:p text:style-name="P11"><text:s text:c="4"/></text:p>
      <text:p text:style-name="P11"><text:s text:c="4"/>with col1:</text:p>
      <text:p text:style-name="P11"><text:s text:c="8"/># Gráfico de barras</text:p>
      <text:p text:style-name="P11"><text:s text:c="8"/>fig1 = px.bar(sales_df, x='region', y='total_sales',</text:p>
      <text:p text:style-name="P11"><text:s text:c="20"/>title='Vendas Totais por Região',</text:p>
      <text:p text:style-name="P11"><text:s text:c="20"/>labels={'region': 'Região', 'total_sales': 'Vendas Totais'})</text:p>
      <text:p text:style-name="P11"><text:soft-page-break/><text:s text:c="8"/>st.plotly_chart(fig1, use_container_width=True)</text:p>
      <text:p text:style-name="P11"><text:s text:c="4"/></text:p>
      <text:p text:style-name="P11"><text:s text:c="4"/>with col2:</text:p>
      <text:p text:style-name="P11"><text:s text:c="8"/># Gráfico de pizza</text:p>
      <text:p text:style-name="P11"><text:s text:c="8"/>fig2 = px.pie(sales_df, values='total_sales', names='region',</text:p>
      <text:p text:style-name="P11"><text:s text:c="21"/>title='Distribuição de Vendas por Região')</text:p>
      <text:p text:style-name="P11"><text:s text:c="8"/>st.plotly_chart(fig2, use_container_width=True)</text:p>
      <text:p text:style-name="P11"/>
      <text:p text:style-name="P11"># Análise temporal</text:p>
      <text:p text:style-name="P11">st.header("📅 Tendência Temporal")</text:p>
      <text:p text:style-name="P11"/>
      <text:p text:style-name="P11">time_query = """</text:p>
      <text:p text:style-name="P11">SELECT </text:p>
      <text:p text:style-name="P11"><text:s text:c="4"/>DATE_TRUNC('month', O_ORDERDATE) as order_month,</text:p>
      <text:p text:style-name="P11"><text:s text:c="4"/>COUNT(O_ORDERKEY) as order_count,</text:p>
      <text:p text:style-name="P11"><text:s text:c="4"/>SUM(O_TOTALPRICE) as monthly_sales</text:p>
      <text:p text:style-name="P11">FROM ORDERS</text:p>
      <text:p text:style-name="P11">GROUP BY order_month</text:p>
      <text:p text:style-name="P11">ORDER BY order_month</text:p>
      <text:p text:style-name="P11">"""</text:p>
      <text:p text:style-name="P11"/>
      <text:p text:style-name="P11">time_df = get_cached_query(snowflake_conn, time_query)</text:p>
      <text:p text:style-name="P11"/>
      <text:p text:style-name="P11">if time_df is not None:</text:p>
      <text:p text:style-name="P11"><text:s text:c="4"/>fig3 = px.line(time_df, x='ORDER_MONTH', y='monthly_sales',</text:p>
      <text:p text:style-name="P11"><text:s text:c="18"/>title='Evolução Mensal de Vendas',</text:p>
      <text:p text:style-name="P11"><text:s text:c="18"/>labels={'ORDER_MONTH': 'Mês', 'monthly_sales': 'Vendas'})</text:p>
      <text:p text:style-name="P11"><text:s text:c="4"/>st.plotly_chart(fig3, use_container_width=True)</text:p>
      <text:p text:style-name="P11"/>
      <text:p text:style-name="P11"># Análise de correlação</text:p>
      <text:p text:style-name="P11"><text:soft-page-break/>st.header("🔗 Correlações")</text:p>
      <text:p text:style-name="P11"/>
      <text:p text:style-name="P11">correlation_query = """</text:p>
      <text:p text:style-name="P11">SELECT </text:p>
      <text:p text:style-name="P11"><text:s text:c="4"/>c.C_ACCTBAL as customer_balance,</text:p>
      <text:p text:style-name="P11"><text:s text:c="4"/>AVG(o.O_TOTALPRICE) as avg_order_value,</text:p>
      <text:p text:style-name="P11"><text:s text:c="4"/>COUNT(o.O_ORDERKEY) as order_count</text:p>
      <text:p text:style-name="P11">FROM CUSTOMER c</text:p>
      <text:p text:style-name="P11">JOIN ORDERS o ON c.C_CUSTKEY = o.O_CUSTKEY</text:p>
      <text:p text:style-name="P11">GROUP BY c.C_ACCTBAL</text:p>
      <text:p text:style-name="P11">HAVING COUNT(o.O_ORDERKEY) &gt; 1</text:p>
      <text:p text:style-name="P11">"""</text:p>
      <text:p text:style-name="P11"/>
      <text:p text:style-name="P11">correlation_df = get_cached_query(snowflake_conn, correlation_query)</text:p>
      <text:p text:style-name="P11"/>
      <text:p text:style-name="P11">if correlation_df is not None:</text:p>
      <text:p text:style-name="P11"><text:s text:c="4"/>fig4 = px.scatter(correlation_df, x='customer_balance', y='avg_order_value',</text:p>
      <text:p text:style-name="P11"><text:s text:c="21"/>size='order_count', hover_data=['order_count'],</text:p>
      <text:p text:style-name="P11"><text:s text:c="21"/>title='Relação: Saldo vs Valor Médio do Pedido',</text:p>
      <text:p text:style-name="P11"><text:s text:c="21"/>labels={'customer_balance': 'Saldo do Cliente', </text:p>
      <text:p text:style-name="P11"><text:s text:c="28"/>'avg_order_value': 'Valor Médio do Pedido'})</text:p>
      <text:p text:style-name="P11"><text:s text:c="4"/>st.plotly_chart(fig4, use_container_width=True)</text:p>
      <text:p text:style-name="P11"/>
      <text:p text:style-name="P11"># Painel de métricas avançadas</text:p>
      <text:p text:style-name="P11">st.header("📊 KPIs Avançados")</text:p>
      <text:p text:style-name="P11"/>
      <text:p text:style-name="P11">kpi_col1, kpi_col2, kpi_col3, kpi_col4 = st.columns(4)</text:p>
      <text:p text:style-name="P11"/>
      <text:p text:style-name="P11">kpi_query = """</text:p>
      <text:p text:style-name="P11">SELECT </text:p>
      <text:p text:style-name="P11"><text:soft-page-break/><text:s text:c="4"/>COUNT(DISTINCT C_CUSTKEY) as total_customers,</text:p>
      <text:p text:style-name="P11"><text:s text:c="4"/>COUNT(DISTINCT O_ORDERKEY) as total_orders,</text:p>
      <text:p text:style-name="P11"><text:s text:c="4"/>SUM(O_TOTALPRICE) as total_revenue,</text:p>
      <text:p text:style-name="P11"><text:s text:c="4"/>AVG(O_TOTALPRICE) as avg_order_value</text:p>
      <text:p text:style-name="P11">FROM ORDERS o</text:p>
      <text:p text:style-name="P11">JOIN CUSTOMER c ON o.O_CUSTKEY = c.C_CUSTKEY</text:p>
      <text:p text:style-name="P11">"""</text:p>
      <text:p text:style-name="P11"/>
      <text:p text:style-name="P11">kpi_df = get_cached_query(snowflake_conn, kpi_query)</text:p>
      <text:p text:style-name="P11"/>
      <text:p text:style-name="P11">if kpi_df is not None:</text:p>
      <text:p text:style-name="P11"><text:s text:c="4"/>kpi_col1.metric("Clientes Únicos", f"{kpi_df['TOTAL_CUSTOMERS'].iloc[0]:,}")</text:p>
      <text:p text:style-name="P11"><text:s text:c="4"/>kpi_col2.metric("Total Pedidos", f"{kpi_df['TOTAL_ORDERS'].iloc[0]:,}")</text:p>
      <text:p text:style-name="P11"><text:s text:c="4"/>kpi_col3.metric("Receita Total", f"${kpi_df['TOTAL_REVENUE'].iloc[0]:,.2f}")</text:p>
      <text:p text:style-name="P11"><text:s text:c="4"/>kpi_col4.metric("Ticket Médio", f"${kpi_df['AVG_ORDER_VALUE'].iloc[0]:,.2f}")</text:p>
      <text:p text:style-name="P7"/>
      <text:p text:style-name="P7"/>
      <text:h text:style-name="P3" text:outline-level="2">Módulo 6: Deploy na Nuvem</text:h>
      <text:h text:style-name="P5" text:outline-level="3">6.1 Arquivo de Requisitos (<text:span text:style-name="Source_20_Text">requirements.txt</text:span>)</text:h>
      <text:p text:style-name="P7">streamlit==1.28.0</text:p>
      <text:p text:style-name="P7">snowflake-connector-python==3.2.0</text:p>
      <text:p text:style-name="P7">pandas==2.0.3</text:p>
      <text:p text:style-name="P7">plotly==5.15.0</text:p>
      <text:p text:style-name="P7">python-dotenv==1.0.0</text:p>
      <text:p text:style-name="P7"/>
      <text:p text:style-name="P7"/>
      <text:h text:style-name="P6" text:outline-level="3">6.2 Configuração para Deploy</text:h>
      <text:p text:style-name="P11">Crie um arquivo <text:span text:style-name="Source_20_Text">.streamlit/config.toml</text:span>:</text:p>
      <text:p text:style-name="P11"/>
      <text:p text:style-name="P11">[server]</text:p>
      <text:p text:style-name="P11">headless = true</text:p>
      <text:p text:style-name="P11">port = 8501</text:p>
      <text:p text:style-name="P11"><text:soft-page-break/>enableCORS = false</text:p>
      <text:p text:style-name="P11">enableXsrfProtection = false</text:p>
      <text:p text:style-name="P11"/>
      <text:p text:style-name="P11">[theme]</text:p>
      <text:p text:style-name="P11">base = "light"</text:p>
      <text:p text:style-name="P11">primaryColor = "#1f77b4"</text:p>
      <text:p text:style-name="P11">backgroundColor = "#ffffff"</text:p>
      <text:p text:style-name="P11">secondaryBackgroundColor = "#f0f2f6"</text:p>
      <text:p text:style-name="P11">textColor = "#262730"</text:p>
      <text:p text:style-name="P11">font = "sans serif"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" text:outline-level="3">6.3 Deploy no Streamlit Cloud</text:h>
      <text:list text:style-name="L2">
        <text:list-item>
          <text:p text:style-name="P16"><text:span text:style-name="Strong_20_Emphasis">Crie um repositório no GitHub</text:span> com todos os arquivos</text:p>
        </text:list-item>
        <text:list-item>
          <text:p text:style-name="P16"><text:span text:style-name="Strong_20_Emphasis">Acesse</text:span> share.streamlit.io</text:p>
        </text:list-item>
        <text:list-item>
          <text:p text:style-name="P16"><text:span text:style-name="Strong_20_Emphasis">Clique em "New app"</text:span></text:p>
        </text:list-item>
        <text:list-item>
          <text:p text:style-name="P16"><text:span text:style-name="Strong_20_Emphasis">Configure:</text:span></text:p>
          <text:list>
            <text:list-item>
              <text:p text:style-name="P16">Repository: seu-repositorio/github</text:p>
            </text:list-item>
            <text:list-item>
              <text:p text:style-name="P16">Branch: main</text:p>
            </text:list-item>
            <text:list-item>
              <text:p text:style-name="P16">Main file path: app.py</text:p>
            </text:list-item>
          </text:list>
        </text:list-item>
        <text:list-item>
          <text:p text:style-name="P17"><text:span text:style-name="Strong_20_Emphasis">Adicione as variáveis de ambiente</text:span> nas configurações avançadas:</text:p>
        </text:list-item>
      </text:list>
      <text:p text:style-name="P11">SNOWFLAKE_ACCOUNT=seu_account</text:p>
      <text:p text:style-name="P11">SNOWFLAKE_USER=seu_usuario</text:p>
      <text:p text:style-name="P11">SNOWFLAKE_PASSWORD=sua_senha</text:p>
      <text:p text:style-name="P11">SNOWFLAKE_WAREHOUSE=COMPUTE_WH</text:p>
      <text:p text:style-name="P11">SNOWFLAKE_DATABASE=SNOWFLAKE_SAMPLE_DATA</text:p>
      <text:p text:style-name="P11">SNOWFLAKE_SCHEMA=TPCH_SF1</text:p>
      <text:p text:style-name="P7"/>
      <text:p text:style-name="P8"><text:soft-page-break/><text:span text:style-name="T4">6 </text:span><text:span text:style-name="Strong_20_Emphasis">Deploy!</text:span> 🚀</text:p>
      <text:h text:style-name="P5" text:outline-level="3">6.4 Script de Deploy Alternativo (Railway/Heroku)</text:h>
      <text:p text:style-name="P11">Crie <text:span text:style-name="Source_20_Text">Procfile</text:span>:</text:p>
      <text:p text:style-name="P10">web: streamlit run app.py --server.port=$PORT –server.enableCORS=false</text:p>
      <text:p text:style-name="P10"/>
      <text:h text:style-name="P4" text:outline-level="2">Módulo 7: Boas Práticas e Otimizações</text:h>
      <text:h text:style-name="P5" text:outline-level="3">7.1 Utilitários Avançados (<text:span text:style-name="Source_20_Text">utils/helpers.py</text:span></text:h>
      <text:p text:style-name="P10">import streamlit as st</text:p>
      <text:p text:style-name="P10">from datetime import datetime</text:p>
      <text:p text:style-name="P10">import pandas as pd</text:p>
      <text:p text:style-name="P10"/>
      <text:p text:style-name="P10">def format_currency(value):</text:p>
      <text:p text:style-name="P10"><text:s text:c="4"/>"""Formata valores monetários"""</text:p>
      <text:p text:style-name="P10"><text:s text:c="4"/>return f"${value:,.2f}"</text:p>
      <text:p text:style-name="P10"/>
      <text:p text:style-name="P10">def format_number(value):</text:p>
      <text:p text:style-name="P10"><text:s text:c="4"/>"""Formata números grandes"""</text:p>
      <text:p text:style-name="P10"><text:s text:c="4"/>if value &gt;= 1_000_000:</text:p>
      <text:p text:style-name="P10"><text:s text:c="8"/>return f"{value/1_000_000:.1f}M"</text:p>
      <text:p text:style-name="P10"><text:s text:c="4"/>elif value &gt;= 1_000:</text:p>
      <text:p text:style-name="P10"><text:s text:c="8"/>return f"{value/1_000:.1f}K"</text:p>
      <text:p text:style-name="P10"><text:s text:c="4"/>return str(value)</text:p>
      <text:p text:style-name="P10"/>
      <text:p text:style-name="P10">def display_metrics_card(title, value, delta=None, delta_type="normal"):</text:p>
      <text:p text:style-name="P10"><text:s text:c="4"/>"""Exibe card de métrica formatado"""</text:p>
      <text:p text:style-name="P10"><text:s text:c="4"/>col1, col2, col3 = st.columns([2, 1, 1])</text:p>
      <text:p text:style-name="P10"><text:s text:c="4"/></text:p>
      <text:p text:style-name="P10"><text:s text:c="4"/>with col1:</text:p>
      <text:p text:style-name="P10"><text:s text:c="8"/>st.metric(title, value, delta)</text:p>
      <text:p text:style-name="P10"><text:s text:c="4"/></text:p>
      <text:p text:style-name="P10"><text:s text:c="4"/>with col2:</text:p>
      <text:p text:style-name="P10"><text:s text:c="8"/>if delta_type == "positive":</text:p>
      <text:p text:style-name="P10"><text:s text:c="12"/>st.success("↑")</text:p>
      <text:p text:style-name="P10"><text:s text:c="8"/>elif delta_type == "negative":</text:p>
      <text:p text:style-name="P10"><text:s text:c="12"/>st.error("↓")</text:p>
      <text:p text:style-name="P10"><text:s text:c="8"/>else:</text:p>
      <text:p text:style-name="P10"><text:s text:c="12"/>st.info("→")</text:p>
      <text:p text:style-name="P10"><text:s text:c="4"/></text:p>
      <text:p text:style-name="P10"><text:s text:c="4"/>with col3:</text:p>
      <text:p text:style-name="P10"><text:s text:c="8"/>st.caption(f"Atualizado: {datetime.now().strftime('%H:%M')}")</text:p>
      <text:p text:style-name="P10"/>
      <text:p text:style-name="P10">@st.cache_data(ttl=300)</text:p>
      <text:p text:style-name="P10">def process_dataframe(df, date_columns=None):</text:p>
      <text:p text:style-name="P10"><text:s text:c="4"/>"""Processa dataframe com cache"""</text:p>
      <text:p text:style-name="P10"><text:soft-page-break/><text:s text:c="4"/>if date_columns:</text:p>
      <text:p text:style-name="P10"><text:s text:c="8"/>for col in date_columns:</text:p>
      <text:p text:style-name="P10"><text:s text:c="12"/>if col in df.columns:</text:p>
      <text:p text:style-name="P10"><text:s text:c="16"/>df[col] = pd.to_datetime(df[col])</text:p>
      <text:p text:style-name="P10"><text:s text:c="4"/>return df</text:p>
      <text:p text:style-name="P10"/>
      <text:h text:style-name="P4" text:outline-level="2">Módulo 8: Exemplo de Aplicação Completa</text:h>
      <text:h text:style-name="P5" text:outline-level="3">8.1 App Principal Atualizado (<text:span text:style-name="Source_20_Text">app.py</text:span> final)</text:h>
      <text:p text:style-name="P11"/>
      <text:p text:style-name="P11">import streamlit as st</text:p>
      <text:p text:style-name="P11">from utils.snowflake_connector import snowflake_conn</text:p>
      <text:p text:style-name="P11">from utils.helpers import format_currency, format_number</text:p>
      <text:p text:style-name="P11">import pandas as pd</text:p>
      <text:p text:style-name="P11"/>
      <text:p text:style-name="P11">st.set_page_config(</text:p>
      <text:p text:style-name="P11"><text:s text:c="4"/>page_title="Curso Streamlit + Snowflake",</text:p>
      <text:p text:style-name="P11"><text:s text:c="4"/>page_icon="❄️",</text:p>
      <text:p text:style-name="P11"><text:s text:c="4"/>layout="wide",</text:p>
      <text:p text:style-name="P11"><text:s text:c="4"/>initial_sidebar_state="expanded"</text:p>
      <text:p text:style-name="P11">)</text:p>
      <text:p text:style-name="P11"/>
      <text:p text:style-name="P11"># Header com informações</text:p>
      <text:p text:style-name="P11">st.title("🎓 Curso Prático: Streamlit + Snowflake")</text:p>
      <text:p text:style-name="P11">st.markdown("""</text:p>
      <text:p text:style-name="P11">**Desenvolvido por**: [Seu Nome] <text:s/></text:p>
      <text:p text:style-name="P11">**Última atualização**: %s <text:s/></text:p>
      <text:p text:style-name="P11">**Versão**: 1.0.0</text:p>
      <text:p text:style-name="P11">""" % st.session_state.get('last_update', '2024-01-01'))</text:p>
      <text:p text:style-name="P11"/>
      <text:p text:style-name="P11"># Sidebar com progresso</text:p>
      <text:p text:style-name="P11">st.sidebar.header("📚 Progresso do Curso")</text:p>
      <text:p text:style-name="P11"><text:soft-page-break/>progress = st.sidebar.slider("Progresso (%)", 0, 100, 25)</text:p>
      <text:p text:style-name="P11">st.sidebar.progress(progress)</text:p>
      <text:p text:style-name="P11"/>
      <text:p text:style-name="P11"># Verificar se configuração está completa</text:p>
      <text:p text:style-name="P11">config_status = all([</text:p>
      <text:p text:style-name="P11"><text:s text:c="4"/>st.secrets.get('SNOWFLAKE_ACCOUNT', None),</text:p>
      <text:p text:style-name="P11"><text:s text:c="4"/>st.secrets.get('SNOWFLAKE_USER', None),</text:p>
      <text:p text:style-name="P11"><text:s text:c="4"/>st.secrets.get('SNOWFLAKE_PASSWORD', None)</text:p>
      <text:p text:style-name="P11">])</text:p>
      <text:p text:style-name="P11"/>
      <text:p text:style-name="P11">if not config_status:</text:p>
      <text:p text:style-name="P11"><text:s text:c="4"/>st.warning("""</text:p>
      <text:p text:style-name="P11"><text:s text:c="4"/>⚠️ **Configuração necessária**</text:p>
      <text:p text:style-name="P11"><text:s text:c="4"/></text:p>
      <text:p text:style-name="P11"><text:s text:c="4"/>Acesse a página **⚙️ Configuração** para configurar </text:p>
      <text:p text:style-name="P11"><text:s text:c="4"/>suas credenciais do Snowflake primeiro.</text:p>
      <text:p text:style-name="P11"><text:s text:c="4"/>""")</text:p>
      <text:p text:style-name="P11"/>
      <text:p text:style-name="P11"># Estatísticas rápidas</text:p>
      <text:p text:style-name="P11">if snowflake_conn.connect() and config_status:</text:p>
      <text:p text:style-name="P11"><text:s text:c="4"/>try:</text:p>
      <text:p text:style-name="P11"><text:s text:c="8"/>stats_query = """</text:p>
      <text:p text:style-name="P11"><text:s text:c="8"/>SELECT </text:p>
      <text:p text:style-name="P11"><text:s text:c="12"/>(SELECT COUNT(*) FROM CUSTOMER) as total_customers,</text:p>
      <text:p text:style-name="P11"><text:s text:c="12"/>(SELECT COUNT(*) FROM ORDERS) as total_orders,</text:p>
      <text:p text:style-name="P11"><text:s text:c="12"/>(SELECT SUM(O_TOTALPRICE) FROM ORDERS) as total_revenue</text:p>
      <text:p text:style-name="P11"><text:s text:c="8"/>"""</text:p>
      <text:p text:style-name="P11"><text:s text:c="8"/></text:p>
      <text:p text:style-name="P11"><text:s text:c="8"/>stats_df = snowflake_conn.execute_query(stats_query)</text:p>
      <text:p text:style-name="P11"><text:s text:c="8"/></text:p>
      <text:p text:style-name="P11"><text:soft-page-break/><text:s text:c="8"/>if stats_df is not None:</text:p>
      <text:p text:style-name="P11"><text:s text:c="12"/>col1, col2, col3 = st.columns(3)</text:p>
      <text:p text:style-name="P11"><text:s text:c="12"/>col1.metric("Clientes", format_number(stats_df['TOTAL_CUSTOMERS'].iloc[0]))</text:p>
      <text:p text:style-name="P11"><text:s text:c="12"/>col2.metric("Pedidos", format_number(stats_df['TOTAL_ORDERS'].iloc[0]))</text:p>
      <text:p text:style-name="P11"><text:s text:c="12"/>col3.metric("Receita", format_currency(stats_df['TOTAL_REVENUE'].iloc[0]))</text:p>
      <text:p text:style-name="P11"><text:s text:c="12"/></text:p>
      <text:p text:style-name="P11"><text:s text:c="4"/>except Exception as e:</text:p>
      <text:p text:style-name="P11"><text:s text:c="8"/>st.error(f"Erro ao carregar estatísticas: {str(e)}")</text:p>
      <text:p text:style-name="P11"/>
      <text:p text:style-name="P11"># Conteúdo educacional</text:p>
      <text:p text:style-name="P11">st.markdown("---")</text:p>
      <text:p text:style-name="P11">st.header("🎯 O que você aprendeu até agora:")</text:p>
      <text:p text:style-name="P11"/>
      <text:p text:style-name="P11">lessons = [</text:p>
      <text:p text:style-name="P11"><text:s text:c="4"/>{"topic": "Configuração do Ambiente", "completed": True},</text:p>
      <text:p text:style-name="P11"><text:s text:c="4"/>{"topic": "Conexão com Snowflake", "completed": config_status},</text:p>
      <text:p text:style-name="P11"><text:s text:c="4"/>{"topic": "Dashboard Interativo", "completed": progress &gt; 50},</text:p>
      <text:p text:style-name="P11"><text:s text:c="4"/>{"topic": "Deploy na Nuvem", "completed": False}</text:p>
      <text:p text:style-name="P11">]</text:p>
      <text:p text:style-name="P11"/>
      <text:p text:style-name="P11">for i, lesson in enumerate(lessons, 1):</text:p>
      <text:p text:style-name="P11"><text:s text:c="4"/>status = "✅" if lesson['completed'] else "⏳"</text:p>
      <text:p text:style-name="P11"><text:s text:c="4"/>st.write(f"{i}. {status} {lesson['topic']}")</text:p>
      <text:p text:style-name="P11"/>
      <text:p text:style-name="P11"># Área de experimentação</text:p>
      <text:p text:style-name="P11">st.markdown("---")</text:p>
      <text:p text:style-name="P11">st.header("🧪 Área de Testes")</text:p>
      <text:p text:style-name="P11"/>
      <text:p text:style-name="P11">query_test = st.text_area(</text:p>
      <text:p text:style-name="P11"><text:s text:c="4"/>"Teste suas queries SQL aqui:",</text:p>
      <text:p text:style-name="P11"><text:soft-page-break/><text:s text:c="4"/>"SELECT * FROM CUSTOMER LIMIT 5",</text:p>
      <text:p text:style-name="P11"><text:s text:c="4"/>height=100</text:p>
      <text:p text:style-name="P11">)</text:p>
      <text:p text:style-name="P11"/>
      <text:p text:style-name="P11">if st.button("Executar Teste"):</text:p>
      <text:p text:style-name="P11"><text:s text:c="4"/>if query_test.strip():</text:p>
      <text:p text:style-name="P11"><text:s text:c="8"/>result_df = snowflake_conn.execute_query(query_test)</text:p>
      <text:p text:style-name="P11"><text:s text:c="8"/>if result_df is not None:</text:p>
      <text:p text:style-name="P11"><text:s text:c="12"/>st.dataframe(result_df)</text:p>
      <text:p text:style-name="P11"><text:s text:c="12"/>st.success("✅ Query executada com sucesso!")</text:p>
      <text:p text:style-name="P11"><text:s text:c="4"/>else:</text:p>
      <text:p text:style-name="P11"><text:s text:c="8"/>st.warning("Digite uma query válida.")</text:p>
      <text:p text:style-name="P11"/>
      <text:p text:style-name="P11"># Footer</text:p>
      <text:p text:style-name="P11">st.markdown("---")</text:p>
      <text:p text:style-name="P11">st.caption("""</text:p>
      <text:p text:style-name="P11">📖 **Próximos passos**: </text:p>
      <text:p text:style-name="P11">- Explore as páginas específicas usando o menu lateral</text:p>
      <text:p text:style-name="P11">- Configure suas credenciais na página ⚙️ Configuração</text:p>
      <text:p text:style-name="P11">- Teste diferentes queries na página 📊 Dashboard</text:p>
      <text:p text:style-name="P11">- Faça o deploy seguindo as instruções</text:p>
      <text:p text:style-name="P11">""")</text:p>
      <text:h text:style-name="P2" text:outline-level="2">Para Executar Localmente:</text:h>
      <text:p text:style-name="P11"># Clone o repositório</text:p>
      <text:p text:style-name="P11">git clone https://github.com/seu-usuario/curso-streamlit-snowflake.git</text:p>
      <text:p text:style-name="P11">cd curso-streamlit-snowflake</text:p>
      <text:p text:style-name="P11"/>
      <text:p text:style-name="P11"># Instale as dependências</text:p>
      <text:p text:style-name="P11">pip install -r requirements.txt</text:p>
      <text:p text:style-name="P11"><text:soft-page-break/></text:p>
      <text:p text:style-name="P11"># Configure suas variáveis de ambiente</text:p>
      <text:p text:style-name="P11"># Edite o arquivo .env com suas credenciais</text:p>
      <text:p text:style-name="P11"/>
      <text:p text:style-name="P11"># Execute o app</text:p>
      <text:p text:style-name="P11">streamlit run app.py</text:p>
      <text:p text:style-name="P11"/>
      <text:p text:style-name="P11"/>
      <text:p text:style-name="P11">Este curso completo fornece:</text:p>
      <text:list text:style-name="L4">
        <text:list-item>
          <text:p text:style-name="P18">✅ Fundamentos do Streamlit</text:p>
        </text:list-item>
        <text:list-item>
          <text:p text:style-name="P18">✅ Conexão com Snowflake</text:p>
        </text:list-item>
        <text:list-item>
          <text:p text:style-name="P18">✅ Dashboard interativo</text:p>
        </text:list-item>
        <text:list-item>
          <text:p text:style-name="P18">✅ Análises avançadas</text:p>
        </text:list-item>
        <text:list-item>
          <text:p text:style-name="P18">✅ Deploy na nuvem</text:p>
        </text:list-item>
        <text:list-item>
          <text:p text:style-name="P18">✅ Boas práticas</text:p>
        </text:list-item>
        <text:list-item>
          <text:p text:style-name="P19">✅ Código pronto para usar</text:p>
        </text:list-item>
      </text:list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'Inter Fallback'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8T12:26:07.963000000</meta:creation-date>
    <meta:print-date>2025-09-18T13:30:05.246000000</meta:print-date>
    <meta:printed-by>PDF files</meta:printed-by>
    <dc:date>2025-09-18T13:32:31.820000000</dc:date>
    <meta:editing-duration>PT2M26S</meta:editing-duration>
    <meta:editing-cycles>1</meta:editing-cycles>
    <meta:document-statistic meta:table-count="0" meta:image-count="0" meta:object-count="0" meta:page-count="23" meta:paragraph-count="658" meta:word-count="2299" meta:character-count="22963" meta:non-whitespace-character-count="18807"/>
    <meta:generator>LibreOffice/24.2.4.2$Windows_X86_64 LibreOffice_project/51a6219feb6075d9a4c46691dcfe0cd9c4fff3c2</meta:generator>
  </office:meta>
</office:document-meta>
</file>